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InfoTest.isVoid_invocationOnVoidMethod_return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cationInfoTest.isVoid_invocationOnVoidReturningMethod_return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cationInfoTest.should_know_abstract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vocationInfoTest.iAmNot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cationInfoTest.should_know_when_invocation_returns_v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vocationInfoTest.isVoid_invocationNonVoidMethod_return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cationInfoTest.iAm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cationInfoTest.should_know_when_invocation_returns_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vocationInfoTest.should_know_valid_return_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TheNotAbstract.iAmNot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vocationInfoTest.should_read_the_method_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ocationInfoTest.should_read_the_method_return_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vocationInfoTest.should_know_method_is_declared_on_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